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5000003ABF218D4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470d5" officeooo:paragraph-rsid="001f906a"/>
    </style:style>
    <style:style style:name="P2" style:family="paragraph" style:parent-style-name="Standard">
      <style:text-properties officeooo:rsid="001f906a" officeooo:paragraph-rsid="001f906a"/>
    </style:style>
    <style:style style:name="P3" style:family="paragraph" style:parent-style-name="Title">
      <style:text-properties style:font-name="Arial"/>
    </style:style>
    <style:style style:name="P4" style:family="paragraph" style:parent-style-name="Standard">
      <style:text-properties officeooo:paragraph-rsid="0028bd3a"/>
    </style:style>
    <style:style style:name="T1" style:family="text">
      <style:text-properties officeooo:rsid="0024f411"/>
    </style:style>
    <style:style style:name="T2" style:family="text">
      <style:text-properties officeooo:rsid="0028bd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ols: <text:span text:style-name="T1">Cutter</text:span></text:p>
      <text:p text:style-name="P4"><text:span text:style-name="T2">I didn't use a cutter eventually.</text:span></text:p>
      <text:p text:style-name="P2"/>
      <text:p text:style-name="P1"><draw:frame draw:style-name="fr1" draw:name="Image1" text:anchor-type="paragraph" svg:width="17cm" svg:height="8.652cm" draw:z-index="0"><draw:image xlink:href="Pictures/1000020100000735000003ABF218D45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1:10:54.807262243</dc:date>
    <meta:editing-duration>PT24M47S</meta:editing-duration>
    <meta:editing-cycles>10</meta:editing-cycles>
    <meta:document-statistic meta:table-count="0" meta:image-count="1" meta:object-count="0" meta:page-count="1" meta:paragraph-count="2" meta:word-count="8" meta:character-count="46" meta:non-whitespace-character-count="40"/>
  </office:meta>
</office:document-meta>
</file>